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5.465cm" fo:min-width="10.709cm" draw:shadow-opacity="50%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5.465cm" fo:min-width="10.422cm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6cm" fo:min-width="0.463cm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147cm" fo:min-width="1.024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1.147cm" fo:min-width="0.516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147cm" fo:min-width="1.278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648cm" fo:min-width="0.30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147cm" fo:min-width="1.137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147cm" fo:min-width="0.38cm"/>
    </style:style>
    <style:style style:name="gr12" style:family="graphic" style:parent-style-name="standard">
      <style:graphic-properties draw:fill-color="#83caff" draw:textarea-horizontal-align="justify" draw:textarea-vertical-align="middle" draw:auto-grow-height="false" fo:min-height="0.385cm" fo:min-width="1.02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46cm"/>
    </style:style>
    <style:style style:name="P1" style:family="paragraph">
      <loext:graphic-properties draw:fill="solid" draw:fill-color="#729fcf" draw:opacity="50%"/>
      <style:paragraph-properties fo:text-align="start"/>
      <style:text-properties fo:font-size="10.5pt" style:font-size-asian="10.5pt" style:font-size-complex="10.5pt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83caff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1.209cm" svg:height="5.715cm" svg:x="14.081cm" svg:y="3.794cm">
          <text:p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22cm" svg:height="5.715cm" svg:x="2.973cm" svg:y="3.79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84cm" svg:y1="5.061cm" svg:x2="26.341cm" svg:y2="4.937cm">
          <text:p/>
        </draw:line>
        <draw:frame draw:style-name="gr4" draw:text-style-name="P5" draw:layer="layout" svg:width="0.963cm" svg:height="2.306cm" svg:x="1.248cm" svg:y="3.901cm">
          <draw:text-box>
            <text:p text:style-name="P4"><text:span text:style-name="T1">I</text:span></text:p>
            <text:p text:style-name="P4"><text:span text:style-name="T1">X+</text:span></text:p>
            <text:p text:style-name="P4"><text:span text:style-name="T1">X-</text:span></text:p>
            <text:p text:style-name="P4"><text:span text:style-name="T1">Y+</text:span></text:p>
            <text:p text:style-name="P4"><text:span text:style-name="T1">Y-</text:span></text:p>
          </draw:text-box>
        </draw:frame>
        <draw:polygon draw:style-name="gr5" draw:text-style-name="P6" draw:layer="layout" svg:width="1.395cm" svg:height="1.649cm" svg:x="3.481cm" svg:y="4.176cm" svg:viewBox="0 0 1396 1650" draw:points="0,0 0,1650 1396,825">
          <text:p text:style-name="P4"><text:span text:style-name="T1">RF</text:span></text:p>
          <text:p text:style-name="P4"><text:span text:style-name="T1">Amp</text:span></text:p>
        </draw:polygon>
        <draw:custom-shape draw:style-name="gr6" draw:text-style-name="P6" draw:layer="layout" svg:width="1.524cm" svg:height="1.397cm" svg:x="5.159cm" svg:y="4.302cm">
          <text:p text:style-name="P4"><text:span text:style-name="T1">Multiply</text:span></text:p>
          <text:p text:style-name="P4"><text:span text:style-name="T1">Mix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1.397cm" svg:x="6.991cm" svg:y="4.302cm">
          <text:p text:style-name="P4"><text:span text:style-name="T1">Filter</text:span></text:p>
          <draw:enhanced-geometry svg:viewBox="0 0 21600 21600" draw:type="rectangle" draw:enhanced-path="M 0 0 L 21600 0 21600 21600 0 21600 0 0 Z N"/>
        </draw:custom-shape>
        <draw:polygon draw:style-name="gr5" draw:text-style-name="P6" draw:layer="layout" svg:width="1.395cm" svg:height="1.649cm" svg:x="9.596cm" svg:y="4.175cm" svg:viewBox="0 0 1396 1650" draw:points="0,0 0,1650 1396,825">
          <text:p text:style-name="P4"><text:span text:style-name="T1">IF</text:span></text:p>
          <text:p text:style-name="P4"><text:span text:style-name="T1">Amp</text:span></text:p>
        </draw:polygon>
        <draw:polygon draw:style-name="gr5" draw:text-style-name="P6" draw:layer="layout" svg:width="1.395cm" svg:height="1.649cm" svg:x="12.39cm" svg:y="4.202cm" svg:viewBox="0 0 1396 1650" draw:points="0,0 0,1650 1396,825">
          <text:p text:style-name="P4"><text:span text:style-name="T1">Audio</text:span></text:p>
          <text:p text:style-name="P4"><text:span text:style-name="T1">Amp</text:span></text:p>
        </draw:polygon>
        <draw:custom-shape draw:style-name="gr7" draw:text-style-name="P6" draw:layer="layout" svg:width="1.016cm" svg:height="1.397cm" svg:x="11.12cm" svg:y="4.302cm">
          <text:p text:style-name="P4"><text:span text:style-name="T1">Demo-</text:span></text:p>
          <text:p text:style-name="P4"><text:span text:style-name="T1">du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78cm" svg:height="1.397cm" svg:x="5.032cm" svg:y="6.715cm">
          <text:p text:style-name="P4"><text:span text:style-name="T1">Local</text:span></text:p>
          <text:p text:style-name="P4"><text:span text:style-name="T1">Oscilla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21cm" svg:y1="5.699cm" svg:x2="6.021cm" svg:y2="6.715cm">
          <text:p/>
        </draw:line>
        <draw:custom-shape draw:style-name="gr9" draw:text-style-name="P6" draw:layer="layout" svg:width="1.143cm" svg:height="1.27cm" svg:x="14.335cm" svg:y="4.302cm">
          <text:p text:style-name="P4"><text:span text:style-name="T1">A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24cm" svg:height="1.397cm" svg:x="22.744cm" svg:y="1.254cm">
          <text:p text:style-name="P4"><text:span text:style-name="T1">Epic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1.397cm" svg:x="15.986cm" svg:y="4.175cm">
          <text:p text:style-name="P4"><text:span text:style-name="T1">CIC</text:span></text:p>
          <text:p text:style-name="P4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1.397cm" svg:x="17.891cm" svg:y="4.175cm">
          <text:p text:style-name="P4"><text:span text:style-name="T1">IIR</text:span></text:p>
          <text:p text:style-name="P4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37cm" svg:height="1.397cm" svg:x="20.191cm" svg:y="4.175cm">
          <text:p text:style-name="P4"><text:span text:style-name="T1">CORDIC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88cm" svg:height="1.397cm" svg:x="22.291cm" svg:y="4.175cm">
          <text:p text:style-name="P4"><text:span text:style-name="T1">Div</text:span></text:p>
          <text:p text:style-name="P4"><text:span text:style-name="T1">&gt;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143cm" svg:height="1.27cm" svg:x="23.86cm" svg:y="4.302cm">
          <text:p text:style-name="P4"><text:span text:style-name="T1">D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524cm" svg:height="0.635cm" svg:x="25.511cm" svg:y="2.651cm">
          <text:p text:style-name="P4"><text:span text:style-name="T1">DAQ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6.341cm" svg:y1="4.937cm" svg:x2="26.341cm" svg:y2="3.286cm">
          <text:p/>
        </draw:line>
        <draw:line draw:style-name="gr13" draw:text-style-name="P3" draw:layer="layout" svg:x1="23.479cm" svg:y1="4.937cm" svg:x2="23.479cm" svg:y2="2.651cm">
          <text:p/>
        </draw:line>
        <draw:frame draw:style-name="gr14" draw:text-style-name="P7" draw:layer="layout" svg:width="2.06cm" svg:height="0.662cm" svg:x="1.04cm" svg:y="5.953cm">
          <draw:text-box>
            <text:p><text:span text:style-name="T1">1497MHz</text:span></text:p>
          </draw:text-box>
        </draw:frame>
        <draw:frame draw:style-name="gr14" draw:text-style-name="P7" draw:layer="layout" svg:width="2.06cm" svg:height="0.662cm" svg:x="5.004cm" svg:y="8.212cm">
          <draw:text-box>
            <text:p><text:span text:style-name="T1">1452MHz</text:span></text:p>
          </draw:text-box>
        </draw:frame>
        <draw:frame draw:style-name="gr15" draw:text-style-name="P7" draw:layer="layout" svg:width="2.373cm" svg:height="0.662cm" svg:x="2.973cm" svg:y="8.847cm">
          <draw:text-box>
            <text:p><text:span text:style-name="T1">Analog part</text:span></text:p>
          </draw:text-box>
        </draw:frame>
        <draw:frame draw:style-name="gr16" draw:text-style-name="P7" draw:layer="layout" svg:width="2.25cm" svg:height="0.662cm" svg:x="14.081cm" svg:y="8.847cm">
          <draw:text-box>
            <text:p><text:span text:style-name="T1">Digital part</text:span></text:p>
          </draw:text-box>
        </draw:frame>
        <draw:frame draw:style-name="gr17" draw:text-style-name="P7" draw:layer="layout" svg:width="1.48cm" svg:height="0.662cm" svg:x="25.369cm" svg:y="4.937cm">
          <draw:text-box>
            <text:p><text:span text:style-name="T1">0-10V</text:span></text:p>
          </draw:text-box>
        </draw:frame>
        <draw:frame draw:style-name="gr18" draw:text-style-name="P8" draw:layer="layout" svg:width="1.653cm" svg:height="0.607cm" svg:x="8.388cm" svg:y="4.51cm">
          <draw:text-box>
            <text:p><text:span text:style-name="T2">45MHz</text:span></text:p>
          </draw:text-box>
        </draw:frame>
        <draw:frame draw:style-name="gr19" draw:text-style-name="P7" draw:layer="layout" svg:width="1.946cm" svg:height="0.662cm" svg:x="13.959cm" svg:y="5.499cm">
          <draw:text-box>
            <text:p><text:span text:style-name="T1">36MS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448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4:55:07.370034426</meta:creation-date>
    <dc:date>2015-10-06T15:01:35.803456979</dc:date>
    <meta:editing-duration>PT33M17S</meta:editing-duration>
    <meta:editing-cycles>14</meta:editing-cycles>
    <meta:generator>LibreOffice/5.0.2.2$Linux_X86_64 LibreOffice_project/00m0$Build-2</meta:generator>
    <meta:document-statistic meta:object-count="29"/>
  </office:meta>
</office:document-meta>
</file>